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Bree Serif" svg:font-family="'Bree Serif'"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end" style:justify-single-word="false"/>
    </style:style>
    <style:style style:name="P6" style:family="paragraph" style:parent-style-name="Standard" style:list-style-name="WWNum1">
      <style:paragraph-properties fo:margin-left="1.27cm" fo:margin-right="0cm" fo:text-indent="-0.635cm" style:auto-text-indent="false"/>
    </style:style>
    <style:style style:name="P7" style:family="paragraph" style:parent-style-name="Standard">
      <style:paragraph-properties fo:margin-left="1.27cm" fo:margin-right="0cm" fo:text-indent="-0.635cm" style:auto-text-indent="false"/>
      <style:text-properties fo:font-size="12pt" style:font-size-asian="12pt" style:font-size-complex="12pt"/>
    </style:style>
    <style:style style:name="P8" style:family="paragraph" style:parent-style-name="Standard" style:list-style-name="">
      <style:paragraph-properties fo:margin-left="1.27cm" fo:margin-right="0cm" fo:text-indent="0cm" style:auto-text-indent="false"/>
      <style:text-properties fo:font-size="24pt" style:font-size-asian="24pt" style:font-size-complex="24pt"/>
    </style:style>
    <style:style style:name="P9" style:family="paragraph" style:parent-style-name="Standard" style:master-page-name="First_20_Page">
      <style:paragraph-properties fo:text-align="center" style:justify-single-word="false" style:page-number="auto"/>
    </style:style>
    <style:style style:name="P10" style:family="paragraph" style:parent-style-name="Heading_20_1" style:list-style-name="WWNum2"/>
    <style:style style:name="P11" style:family="paragraph" style:parent-style-name="Heading_20_1">
      <style:text-properties fo:font-size="24pt" style:font-size-asian="24pt" style:font-size-complex="24pt"/>
    </style:style>
    <style:style style:name="P12" style:family="paragraph" style:parent-style-name="Heading_20_2">
      <style:paragraph-properties fo:margin-top="0.635cm" fo:margin-bottom="0.212cm" loext:contextual-spacing="false" fo:line-height="100%" fo:keep-together="always" fo:keep-with-next="always"/>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style:font-name="Bree Serif" fo:font-size="54pt" style:font-name-asian="Bree Serif1" style:font-size-asian="54pt" style:font-name-complex="Bree Serif1" style:font-size-complex="54pt"/>
    </style:style>
    <style:style style:name="T4" style:family="text">
      <style:text-properties fo:font-size="54pt" style:font-size-asian="54pt" style:font-size-complex="54pt"/>
    </style:style>
    <style:style style:name="T5" style:family="text">
      <style:text-properties fo:font-size="24pt" style:text-underline-style="none" style:font-size-asian="24pt" style:font-size-complex="24pt"/>
    </style:style>
    <style:style style:name="T6" style:family="text">
      <style:text-properties fo:font-size="24pt" style:font-size-asian="24pt" style:font-size-complex="24pt"/>
    </style:style>
    <style:style style:name="T7" style:family="text">
      <style:text-properties fo:font-size="12pt" style:font-size-asian="12pt" style:font-size-complex="12pt"/>
    </style:style>
    <style:style style:name="T8" style:family="text">
      <style:text-properties fo:font-size="12pt" officeooo:rsid="000f7bef" style:font-size-asian="12pt" style:font-size-complex="12pt"/>
    </style:style>
    <style:style style:name="T9" style:family="text">
      <style:text-properties fo:font-size="12pt" officeooo:rsid="00105759" style:font-size-asian="12pt" style:font-size-complex="12pt"/>
    </style:style>
    <style:style style:name="T10" style:family="text">
      <style:text-properties fo:font-size="12pt" officeooo:rsid="00124252" style:font-size-asian="12pt" style:font-size-complex="12pt"/>
    </style:style>
    <style:style style:name="T11" style:family="text">
      <style:text-properties fo:font-size="18pt" style:text-underline-style="solid" style:text-underline-width="auto" style:text-underline-color="font-color" style:font-size-asian="18pt" style:font-size-complex="18pt"/>
    </style:style>
    <style:style style:name="T12" style:family="text">
      <style:text-properties fo:font-size="18pt" style:font-size-asian="18pt" style:font-size-complex="18pt"/>
    </style:style>
    <style:style style:name="T13" style:family="text">
      <style:text-properties fo:color="#9999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oft-page-break/><text:span text:style-name="T1">Project LifProjet :</text:span></text:p>
      <text:p text:style-name="P1"><text:span text:style-name="T2">AMFR5. Algorithme évolutionniste, simulation physique </text:span></text:p>
      <text:p text:style-name="P3"/>
      <text:p text:style-name="P3"/>
      <text:p text:style-name="P3"/>
      <text:p text:style-name="P3"/>
      <text:p text:style-name="P1"><text:span text:style-name="T3">IA Apprentissage de conduite</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Heading_20_1"><text:bookmark text:name="_wla24cnqfqzv"/><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2793901755" text:style-name="WWNum2">
        <text:list-item>
          <text:p text:style-name="P10"><text:alphabetical-index-mark text:string-value="    1.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text:alphabetical-index-mark text:string-value="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 text:key1="bonjour" text:key2="aurevoir"/><text:alphabetical-index-mark text:string-value="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 text:key1="bonjour" text:key2="aurevoir"/><text:alphabetical-index-mark text:string-value="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 text:key1="bonjour" text:key2="aurevoir"/><text:alphabetical-index-mark text:string-value="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 text:key1="bonjour" text:key2="aurevoir"/><text:alphabetical-index-mark text:string-value="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 text:key1="bonjour" text:key2="aurevoir"/><text:alphabetical-index-mark text:string-value="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 text:key1="bonjour" text:key2="aurevoir" text:main-entry="true"/><text:toc-mark text:string-value="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 text:outline-level="1"/><text:toc-mark text:string-value="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 text:outline-level="6"/><text:user-index-mark text:string-value="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 text:index-name="table des matieres" text:outline-level="1"/><text:user-index-mark text:string-value="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 text:index-name="table des matieres" text:outline-level="1"/><text:user-index-mark text:string-value=" Présentation du projet Contexte Dans le cadre de l’UE LifProjet, nous devons réaliser et présenter un projet en groupe. Notre groupe est composé de MATHY Michel et MARTINET Aurélien et nous avons décidés de réaliser un algorithme permettant de générer une intelligence artificielle capable de conduire.   Historique A partir des connaissances acquise lors du Module image où nous avons appris comment travailler en groupe, réaliser un projet, documenter un projet et utiliser la bibliothèque SDL, nous avons utiliser toutes ces connaissances pour mener à bien notre projet.      2.  Description de la demande Résultats visés  Nous avons à réaliser le sujet AMFR5 qui consiste a réaliser un algorithme évolutionniste. 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s, que l'on mélange pour générer une nouvelle famille.  Fonctionnalités     • L’IA peut parcourir un circuit sans se heurter contre les murs     • L’utilisateur peut modifier des variables pour ajuster le fonctionnement de l’algorithme évolutionniste        3.  Déroulement du projet Phases de développement  - Définition concrète des fonctionnalités du programme et de l’organisation des     fichiers  - Prise en mains de Python3 et de la SDL appliquée à Python  - Implémentation des fonctionnalités d’affichage basiques et recherches sur le  fonctionnement des réseaux de neurones  -  Implémentation du réseau de neurones et de la physique de la voiture                                             4. Annexes" text:index-name="table des matieres" text:outline-level="1"/><text:toc-mark-start text:id="IMark93869321875240" text:outline-level="4"/><text:toc-mark-start text:id="IMark93869319764408" text:outline-level="4"/><text:user-index-mark-start text:id="IMark93869319766392" text:index-name="table des matieres" text:outline-level="3"/><text:toc-mark-start text:id="IMark93869319603000" text:outline-level="4"/><text:toc-mark-start text:id="IMark93869319604984" text:outline-level="4"/><text:toc-mark-start text:id="IMark93869319780888" text:outline-level="4"/><text:toc-mark-start text:id="IMark93869319782792" text:outline-level="4"/><text:span text:style-name="T5"><text:s/></text:span><text:span text:style-name="T6">Présentation du projet</text:span><text:toc-mark-end text:id="IMark93869319782792"/><text:toc-mark-end text:id="IMark93869319780888"/><text:toc-mark-end text:id="IMark93869319604984"/><text:toc-mark-end text:id="IMark93869319603000"/><text:user-index-mark-end text:id="IMark93869319766392"/><text:toc-mark-end text:id="IMark93869319764408"/><text:toc-mark-end text:id="IMark93869321875240"/></text:p>
        </text:list-item>
      </text:list>
      <text:p text:style-name="Heading_20_2">Contexte</text:p>
      <text:p text:style-name="Standard"><text:span text:style-name="T7">Dans le cadre de l’UE LifProjet, nous devons réaliser et présenter un projet en groupe. Notre groupe est composé de MATHY Michel et MARTINET Aurélien et nous avons décidés de réaliser un algorithme permettant de générer une intelligence artificielle capable de conduire. </text:span></text:p>
      <text:p text:style-name="P4"/>
      <text:p text:style-name="Heading_20_2"><text:bookmark text:name="_2mqls2dwqck9"/><text:span text:style-name="T11">Historique</text:span></text:p>
      <text:p text:style-name="Standard"><text:span text:style-name="T7">A partir des connaissances acquise lors du Module image où nous avons appris comment travailler en groupe, réaliser un projet, documenter un projet et utiliser la bibliothèque SDL, </text:span><text:span text:style-name="T8">nous avons utiliser toutes ces connaissances pour mener à bien notre projet.</text:span></text:p>
      <text:p text:style-name="P11"/>
      <text:list xml:id="list103757127979902" text:continue-numbering="true" text:style-name="WWNum2">
        <text:list-item>
          <text:p text:style-name="P10"><text:span text:style-name="T6"><text:s/>Description de la demande</text:span></text:p>
        </text:list-item>
      </text:list>
      <text:p text:style-name="Heading_20_2"><text:span text:style-name="T11">Résultats visés</text:span><text:span text:style-name="T12"> </text:span></text:p>
      <text:p text:style-name="Standard"><text:span text:style-name="T7">Nous avons à réaliser le sujet AMFR5 qui consiste a réaliser un algorithme évolutionniste.</text:span></text:p>
      <text:p text:style-name="Standard"><text:span text:style-name="T7">Les algorithmes évolutionnistes ou génétiques sont des méthodes globales pour résoudre des problèmes de toutes sorte qu'il faut adapté à un problème particulier. Comme leur nom l'indique, ils sont basés sur le concepts d'évolution. On génère une famille aléatoire d'individu dont on conserve les plus performant</text:span><text:span text:style-name="T8">s</text:span><text:span text:style-name="T7">, que l'on mélange pour générer une nouvelle famille.</text:span></text:p>
      <text:p text:style-name="P2"/>
      <text:p text:style-name="Heading_20_2"><text:bookmark text:name="_l7we3suo9alv"/><text:span text:style-name="T11">Fonctionnalités</text:span></text:p>
      <text:list xml:id="list2502187445" text:style-name="WWNum1">
        <text:list-item>
          <text:p text:style-name="P6"><text:span text:style-name="T7">L’IA peut parcourir un circuit sans se heurter contre les murs</text:span></text:p>
        </text:list-item>
        <text:list-item>
          <text:p text:style-name="P6"><text:span text:style-name="T7">L’utilisateur peut modifier des variables pour ajuster le fonctionnement de l’algorithme évolutionniste </text:span></text:p>
        </text:list-item>
      </text:list>
      <text:p text:style-name="P7"/>
      <text:p text:style-name="P7"/>
      <text:list xml:id="list103756370311327" text:continue-list="list103757127979902" text:style-name="WWNum2">
        <text:list-item>
          <text:p text:style-name="P10"><text:soft-page-break/><text:span text:style-name="T6"><text:s/>Déroulement du projet</text:span></text:p>
        </text:list-item>
      </text:list>
      <text:p text:style-name="Heading_20_2"><text:span text:style-name="T11">Phases de développement</text:span></text:p>
      <text:p text:style-name="Standard"><text:span text:style-name="T7"><text:tab/>- </text:span><text:span text:style-name="T8">Définition concrète des </text:span><text:span text:style-name="T9">fonctionnalités du programme et de l’organisation des <text:tab/><text:tab/> <text:s/>fichiers</text:span></text:p>
      <text:p text:style-name="Standard"><text:span text:style-name="T9"><text:tab/>- Prise en mains de Python3 et de la SDL appliquée à Python</text:span></text:p>
      <text:p text:style-name="Standard"><text:span text:style-name="T9"><text:tab/>- Implémentation des fonctionnalités d’affichage basiques et recherches sur le <text:tab/>fonctionnement des réseaux de neurones</text:span></text:p>
      <text:p text:style-name="Standard"><text:span text:style-name="T9"><text:tab/>- <text:s/></text:span><text:span text:style-name="T10">I</text:span><text:span text:style-name="T9">mplémentation du réseau de neurones </text:span><text:span text:style-name="T10">et de la </text:span><text:span text:style-name="T9">physique de la voiture</text:span></text:p>
      <text:p text:style-name="Standard"><text:span text:style-name="T9"/></text:p>
      <text:p text:style-name="Standard"><text:span text:style-name="T9"/></text:p>
      <text:p text:style-name="Standard"><text:span text:style-name="T9"/></text:p>
      <text:p text:style-name="Standard"><text:span text:style-name="T9"/></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list xml:id="list103756028637609" text:continue-numbering="true" text:style-name="WWNum2">
        <text:list-item>
          <text:p text:style-name="P10">Annexes</text:p>
        </text:list-item>
      </text:list>
      <text:p text:style-name="P8"/>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Bree Serif" svg:font-family="'Bree Serif'"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style:use-window-font-color="true"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class="extra"/>
    <style:style style:name="Footer" style:family="paragraph" style:parent-style-name="Standard" style:default-outline-level="" style:class="extra"/>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fo:font-size="12pt" style:text-underline-style="none" style:font-size-asian="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size-asian="12pt"/>
    </style:style>
    <style:style style:name="ListLabel_20_11" style:display-name="ListLabel 11" style:family="text">
      <style:text-properties fo:font-size="14pt" style:text-underline-style="none" style:font-size-asian="14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font-size-asian="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28" style:display-name="ListLabel 28" style:family="text">
      <style:text-properties fo:font-size="12pt" style:text-underline-style="none" style:font-size-asian="12pt"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color="#999999"/>
    </style:style>
    <style:page-layout style:name="Mpm1">
      <style:page-layout-properties fo:page-width="21.001cm" fo:page-height="29.7cm" style:num-format="1" style:print-orientation="portrait" fo:margin-top="0.499cm" fo:margin-bottom="0.499cm" fo:margin-left="2.54cm" fo:margin-right="1.468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73cm" fo:margin-left="0cm" fo:margin-right="0cm" fo:margin-top="1.072cm" style:dynamic-spacing="true"/>
      </style:footer-style>
    </style:page-layout>
  </office:automatic-styles>
  <office:master-styles>
    <style:master-page style:name="Standard" style:page-layout-name="Mpm1">
      <style:header>
        <text:p text:style-name="Standard"><text:span text:style-name="MT1">MATHY Michel<text:tab/><text:tab/><text:tab/><text:tab/><text:tab/><text:tab/><text:tab/>IA Apprentissage de conduite</text:span></text:p>
        <text:p text:style-name="Standard"><text:span text:style-name="MT1">MARTINET Aurélien</text:span></text:p>
      </style:header>
      <style:footer>
        <text:p text:style-name="MP1"><text:page-number text:select-page="current">5</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dc:date>2019-12-02T10:37:55.784646676</dc:date>
    <meta:editing-cycles>4</meta:editing-cycles>
    <meta:editing-duration>PT26M27S</meta:editing-duration>
    <meta:generator>LibreOffice/6.0.7.3$Linux_X86_64 LibreOffice_project/00m0$Build-3</meta:generator>
    <meta:document-statistic meta:table-count="0" meta:image-count="0" meta:object-count="0" meta:page-count="7" meta:paragraph-count="25" meta:word-count="272" meta:character-count="1819" meta:non-whitespace-character-count="1555"/>
  </office:meta>
</office:document-meta>
</file>